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619" officeooo:paragraph-rsid="001e0619"/>
    </style:style>
    <style:style style:name="P2" style:family="paragraph" style:parent-style-name="Standard">
      <style:text-properties officeooo:rsid="001fb446" officeooo:paragraph-rsid="001fb446"/>
    </style:style>
    <style:style style:name="P3" style:family="paragraph" style:parent-style-name="Standard">
      <style:text-properties officeooo:rsid="001fb446" officeooo:paragraph-rsid="00204e0d"/>
    </style:style>
    <style:style style:name="P4" style:family="paragraph" style:parent-style-name="Standard">
      <style:text-properties officeooo:rsid="0021e309" officeooo:paragraph-rsid="0021e309"/>
    </style:style>
    <style:style style:name="T1" style:family="text">
      <style:text-properties officeooo:rsid="00204e0d"/>
    </style:style>
    <style:style style:name="T2" style:family="text">
      <style:text-properties officeooo:rsid="0021e30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ste programa deduce si un número es igual o está entre 10 y 100 y retorna un valor lógico.</text:p>
      <text:p text:style-name="P1"/>
      <text:p text:style-name="P2"/>
      <text:p text:style-name="P2">MOSTRAR “Introduzca un número”</text:p>
      <text:p text:style-name="P2"/>
      <text:p text:style-name="P3">num=LEER</text:p>
      <text:p text:style-name="P3"/>
      <text:p text:style-name="P3"><text:span text:style-name="T2">SI <text:s/>10 &lt;= n &lt;= 10 ENTONCES</text:span></text:p>
      <text:p text:style-name="P3"/>
      <text:p text:style-name="P4">res = <text:s/>VERDADERO</text:p>
      <text:p text:style-name="P4"/>
      <text:p text:style-name="P4">SINO</text:p>
      <text:p text:style-name="P4"/>
      <text:p text:style-name="P4">res = FALSO</text:p>
      <text:p text:style-name="P4"/>
      <text:p text:style-name="P4">FIN SI</text:p>
      <text:p text:style-name="P4"/>
      <text:p text:style-name="P4">MOSTRAR re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25:33.505553054</meta:creation-date>
    <meta:generator>LibreOffice/5.1.4.2$Linux_x86 LibreOffice_project/10m0$Build-2</meta:generator>
    <dc:date>2016-08-11T11:06:51.993627199</dc:date>
    <meta:editing-duration>PT15M56S</meta:editing-duration>
    <meta:editing-cycles>4</meta:editing-cycles>
    <meta:document-statistic meta:table-count="0" meta:image-count="0" meta:object-count="0" meta:page-count="1" meta:paragraph-count="9" meta:word-count="43" meta:character-count="205" meta:non-whitespace-character-count="169"/>
  </office:meta>
</office:document-meta>
</file>